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2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4" draw:layer="layout" svg:width="5cm" svg:height="4.5cm" svg:x="13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6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6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4.884cm" svg:height="1.195cm" svg:x="3cm" svg:y="14.5cm">
          <draw:text-box>
            <text:p text:style-name="P2"><text:span text:style-name="T1">Artic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0" draw:text-style-name="P1" draw:layer="layout" svg:x1="5cm" svg:y1="22cm" svg:x2="4cm" svg:y2="24cm">
          <text:p text:style-name="P2"/>
        </draw:line>
        <draw:frame draw:style-name="gr2" draw:text-style-name="P3" draw:layer="layout" svg:width="13.312cm" svg:height="1.195cm" svg:x="0cm" svg:y="24.305cm">
          <draw:text-box>
            <text:p text:style-name="P2"><text:span text:style-name="T1">/srv/www/htdocs/article_name.html</text:span></text:p>
          </draw:text-box>
        </draw:frame>
        <draw:frame draw:style-name="gr2" draw:text-style-name="P3" draw:layer="layout" svg:width="10.459cm" svg:height="1.195cm" svg:x="2.5cm" svg:y="28cm">
          <draw:text-box>
            <text:p text:style-name="P2"><text:span text:style-name="T1">/srv/www/upload/fname.bin</text:span></text:p>
          </draw:text-box>
        </draw:frame>
        <draw:frame draw:style-name="gr2" draw:text-style-name="P4" draw:layer="layout" svg:width="4.744cm" svg:height="2.139cm" svg:x="13.5cm" svg:y="9.361cm">
          <draw:text-box>
            <text:p text:style-name="P5"><text:span text:style-name="T1">merge/view</text:span></text:p>
            <text:p text:style-name="P5"><text:span text:style-name="T1">Articles</text:span></text:p>
          </draw:text-box>
        </draw:frame>
        <draw:line draw:style-name="gr10" draw:text-style-name="P1" draw:layer="layout" svg:x1="15.5cm" svg:y1="26.5cm" svg:x2="13cm" svg:y2="28.5cm">
          <text:p text:style-name="P2"/>
        </draw:line>
        <draw:line draw:style-name="gr11" draw:text-style-name="P1" draw:layer="layout" svg:x1="10cm" svg:y1="4.5cm" svg:x2="11cm" svg:y2="16cm">
          <text:p text:style-name="P2"/>
        </draw:line>
        <draw:frame draw:style-name="gr2" draw:text-style-name="P6" draw:layer="layout" svg:width="9.9cm" svg:height="1.627cm" svg:x="5cm" svg:y="2.373cm">
          <draw:text-box>
            <text:p text:style-name="P2"><text:span text:style-name="T2">Open arbitrary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4:03:49</dc:date>
    <dc:language>de-DE</dc:language>
    <meta:editing-cycles>31</meta:editing-cycles>
    <meta:editing-duration>PT4H43M46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